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/>
    </style:style>
    <style:style style:name="P2" style:family="paragraph" style:parent-style-name="Standard">
      <style:text-properties officeooo:paragraph-rsid="0005eba1"/>
    </style:style>
    <style:style style:name="P3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0pt" style:font-name-asian="Times New Roman" style:font-size-asian="10pt" style:language-asian="es" style:country-asian="MX" style:font-name-complex="Courier New1" style:font-size-complex="10pt"/>
    </style:style>
    <style:style style:name="P5" style:family="paragraph" style:parent-style-name="Standard" style:master-page-name="Standard">
      <style:paragraph-properties fo:margin-top="0cm" fo:margin-bottom="0cm" style:contextual-spacing="false" fo:line-height="100%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T1" style:family="text">
      <style:text-properties fo:color="#000000"/>
    </style:style>
    <style:style style:name="T2" style:family="text">
      <style:text-properties fo:color="#000000" style:font-name="Courier New" fo:font-size="10pt" style:font-name-asian="Times New Roman" style:font-size-asian="10pt" style:language-asian="es" style:country-asian="MX" style:font-name-complex="Courier New1" style:font-size-complex="10pt"/>
    </style:style>
    <style:style style:name="T3" style:family="text">
      <style:text-properties fo:color="#0000ff"/>
    </style:style>
    <style:style style:name="T4" style:family="text">
      <style:text-properties fo:color="#0000ff" style:font-name="Courier New" fo:font-size="10pt" style:font-name-asian="Times New Roman" style:font-size-asian="10pt" style:language-asian="es" style:country-asian="MX" style:font-name-complex="Courier New1" style:font-size-complex="10pt"/>
    </style:style>
    <style:style style:name="T5" style:family="text">
      <style:text-properties fo:color="#008000"/>
    </style:style>
    <style:style style:name="T6" style:family="text">
      <style:text-properties fo:font-size="18pt" fo:font-weight="bold" style:font-size-asian="18pt" style:font-weight-asian="bold" style:font-size-complex="18pt"/>
    </style:style>
    <style:style style:name="T7" style:family="text">
      <style:text-properties fo:font-weight="bold" style:font-weight-asian="bold"/>
    </style:style>
    <style:style style:name="T8" style:family="text">
      <style:text-properties fo:font-size="16pt" fo:font-weight="bold" style:font-size-asian="16pt" style:font-weight-asian="bold" style:font-size-complex="16pt"/>
    </style:style>
    <style:style style:name="T9" style:family="text">
      <style:text-properties officeooo:rsid="0005eb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Código Taylor 1 (Seno)</text:span></text:p>
      <text:p text:style-name="P4"/>
      <text:p text:style-name="P4"/>
      <text:p text:style-name="P3"><text:span text:style-name="T2">f(x):=sin(x);</text:span></text:p>
      <text:p text:style-name="P3"><text:span text:style-name="T2">p(x):= taylor(f(x), x, 0, 1);</text:span></text:p>
      <text:p text:style-name="P3"><text:span text:style-name="T2">t(x):= taylor(f(x), x, 0, 3);</text:span></text:p>
      <text:p text:style-name="P3"><text:span text:style-name="T2">a(x):= taylor(f(x), x, 0, 5);</text:span></text:p>
      <text:p text:style-name="P3"><text:span text:style-name="T2">b(x):= taylor(f(x), x, 0, 7);</text:span></text:p>
      <text:p text:style-name="P4"/>
      <text:p text:style-name="P3"><text:span text:style-name="T2">plot2d([f(x),p(x), t(x), a(x), b(x)],[x,-%pi,%pi],[color,red,green,blue,orange,black], [legend, "f(x)","y=P1(x)","y=P3(x)","y=P5(x)","y=P7(x)"]);</text:span></text:p>
      <text:p text:style-name="P4"/>
      <text:p text:style-name="P3"><text:span text:style-name="T2">tex(p(x));</text:span></text:p>
      <text:p text:style-name="P3"><text:span text:style-name="T2">tex(t(x));</text:span></text:p>
      <text:p text:style-name="P3"><text:span text:style-name="T2">tex(a(x));</text:span></text:p>
      <text:p text:style-name="P3"><text:span text:style-name="T2">tex(b(x));</text:span></text:p>
      <text:p text:style-name="P4"/>
      <text:p text:style-name="P3"><text:span text:style-name="T2">fortran(p(x));</text:span></text:p>
      <text:p text:style-name="P3"><text:span text:style-name="T2">fortran(t(x));</text:span></text:p>
      <text:p text:style-name="P3"><text:span text:style-name="T2">fortran(a(x));</text:span></text:p>
      <text:p text:style-name="P3"><text:span text:style-name="T2">fortran(b(x));</text:span></text:p>
      <text:p text:style-name="P4"/>
      <text:p text:style-name="P3"><text:span text:style-name="T2">(%i7)</text:span></text:p>
      <text:p text:style-name="P3"><text:span text:style-name="T2">$$+x+\cdots $$</text:span></text:p>
      <text:p text:style-name="P3"><text:span text:style-name="T2">(%o7) <text:s text:c="31"/>false</text:span></text:p>
      <text:p text:style-name="P3"><text:span text:style-name="T2">(%i8) </text:span><text:span text:style-name="T4">tex(t(x));</text:span></text:p>
      <text:p text:style-name="P3"><text:span text:style-name="T2">$$x-{{x^3}\over{6}}+\cdots $$</text:span></text:p>
      <text:p text:style-name="P3"><text:span text:style-name="T2">(%o8) <text:s text:c="31"/>false</text:span></text:p>
      <text:p text:style-name="P3"><text:span text:style-name="T2">(%i9) </text:span><text:span text:style-name="T4">tex(a(x));</text:span></text:p>
      <text:p text:style-name="P3"><text:span text:style-name="T2">$$x-{{x^3}\over{6}}+{{x^5}\over{120}}+\cdots $$</text:span></text:p>
      <text:p text:style-name="P3"><text:span text:style-name="T2">(%o9) <text:s text:c="31"/>false</text:span></text:p>
      <text:p text:style-name="P3"><text:span text:style-name="T2">(%i10) </text:span><text:span text:style-name="T4">tex(b(x));</text:span></text:p>
      <text:p text:style-name="P3"><text:span text:style-name="T2">$$x-{{x^3}\over{6}}+{{x^5}\over{120}}-{{x^7}\over{5040}}+\cdots $$</text:span></text:p>
      <text:p text:style-name="P3"><text:span text:style-name="T2">(%o10) <text:s text:c="30"/>false</text:span></text:p>
      <text:p text:style-name="P3"><text:span text:style-name="T2">(%i11) </text:span></text:p>
      <text:p text:style-name="P4"/>
      <text:p text:style-name="P4"/>
      <text:p text:style-name="HTML_20_Preformatted"><text:span text:style-name="output"><text:span text:style-name="T1">(%o10) <text:s text:c="30"/>false</text:span></text:span></text:p>
      <text:p text:style-name="HTML_20_Preformatted"><text:span text:style-name="output"><text:span text:style-name="T1">(%i11) </text:span></text:span><text:span text:style-name="input"><text:span text:style-name="T3">fortran(p(x));</text:span></text:span></text:p>
      <text:p text:style-name="HTML_20_Preformatted"><text:span text:style-name="output"><text:span text:style-name="T1"><text:s text:c="6"/>x</text:span></text:span></text:p>
      <text:p text:style-name="HTML_20_Preformatted"><text:span text:style-name="output"><text:span text:style-name="T1">(%o11) <text:s text:c="30"/>done</text:span></text:span></text:p>
      <text:p text:style-name="HTML_20_Preformatted"><text:span text:style-name="output"><text:span text:style-name="T1">(%i12) </text:span></text:span><text:span text:style-name="input"><text:span text:style-name="T3">fortran(t(x));</text:span></text:span></text:p>
      <text:p text:style-name="HTML_20_Preformatted"><text:span text:style-name="output"><text:span text:style-name="T1"><text:s text:c="6"/>x-x**3/6.0E+0</text:span></text:span></text:p>
      <text:p text:style-name="HTML_20_Preformatted"><text:span text:style-name="output"><text:span text:style-name="T1">(%o12) <text:s text:c="30"/>done</text:span></text:span></text:p>
      <text:p text:style-name="HTML_20_Preformatted"><text:span text:style-name="output"><text:span text:style-name="T1">(%i13) </text:span></text:span><text:span text:style-name="input"><text:span text:style-name="T3">fortran(a(x));</text:span></text:span></text:p>
      <text:p text:style-name="HTML_20_Preformatted"><text:span text:style-name="output"><text:span text:style-name="T1"><text:s text:c="6"/>x**5/1.2E+2-x**3/6.0E+0+x</text:span></text:span></text:p>
      <text:p text:style-name="HTML_20_Preformatted"><text:span text:style-name="output"><text:span text:style-name="T1">(%o13) <text:s text:c="30"/>done</text:span></text:span></text:p>
      <text:p text:style-name="HTML_20_Preformatted"><text:span text:style-name="output"><text:span text:style-name="T1">(%i14) </text:span></text:span><text:span text:style-name="input"><text:span text:style-name="T3">fortran(b(x));</text:span></text:span></text:p>
      <text:p text:style-name="HTML_20_Preformatted"><text:span text:style-name="output"><text:span text:style-name="T1"><text:s text:c="6"/>-x**7/5.04E+3+x**5/1.2E+2-x**3/6.0E+0+x</text:span></text:span></text:p>
      <text:p text:style-name="HTML_20_Preformatted"><text:span text:style-name="output"><text:span text:style-name="T1">(%o14) <text:s text:c="30"/>done</text:span></text:span></text:p>
      <text:p text:style-name="HTML_20_Preformatted"><text:span text:style-name="output"><text:span text:style-name="T1">(%i15) </text:span></text:span></text:p>
      <text:p text:style-name="HTML_20_Preformatted"><text:span text:style-name="ok"><text:span text:style-name="T5">OK</text:span></text:span></text:p>
      <text:p text:style-name="P4"/>
      <text:p text:style-name="Standard"/>
      <text:p text:style-name="Standard"><text:soft-page-break/><text:span text:style-name="T6">Taylor 2 (log)</text:span></text:p>
      <text:p text:style-name="Standard">f(x):=log(1+x);</text:p>
      <text:p text:style-name="Standard"/>
      <text:p text:style-name="Standard">p(x):= taylor(f(x), x, 0, 4);</text:p>
      <text:p text:style-name="Standard">t(x):= taylor(f(x), x, 0, 7);</text:p>
      <text:p text:style-name="Standard">a(x):= taylor(f(x), x, 0, 11);</text:p>
      <text:p text:style-name="Standard">b(x):= taylor(f(x), x, 0, 16);</text:p>
      <text:p text:style-name="Standard">plot2d([f(x),p(x), t(x), a(x), b(x)],[x,-1.5,1.5],[y,-4,2],[color,red,green,blue,orange,black], [legend,"f(x)","T4","T7","T11","T16"]);</text:p>
      <text:p text:style-name="Standard">tex(p(x));</text:p>
      <text:p text:style-name="Standard">tex(t(x));</text:p>
      <text:p text:style-name="Standard">tex(a(x));</text:p>
      <text:p text:style-name="Standard">tex(b(x));</text:p>
      <text:p text:style-name="Standard">fortran(p(x));</text:p>
      <text:p text:style-name="Standard">fortran(t(x));</text:p>
      <text:p text:style-name="Standard">fortran(a(x));</text:p>
      <text:p text:style-name="Standard">fortran(b(x));</text:p>
      <text:p text:style-name="Standard">(%i7)</text:p>
      <text:p text:style-name="HTML_20_Preformatted"><text:span text:style-name="output"><text:span text:style-name="T1">$$x-{{x^2}\over{2}}+{{x^3}\over{3}}-{{x^4}\over{4}}+\cdots $$</text:span></text:span></text:p>
      <text:p text:style-name="HTML_20_Preformatted"><text:span text:style-name="output"><text:span text:style-name="T1">(%o7) <text:s text:c="31"/>false</text:span></text:span></text:p>
      <text:p text:style-name="HTML_20_Preformatted"><text:span text:style-name="output"><text:span text:style-name="T1">(%i8) </text:span></text:span><text:span text:style-name="input"><text:span text:style-name="T3">tex(t(x));</text:span></text:span></text:p>
      <text:p text:style-name="HTML_20_Preformatted"><text:span text:style-name="output"><text:span text:style-name="T1">$$x-{{x^2}\over{2}}+{{x^3}\over{3}}-{{x^4}\over{4}}+{{x^5}\over{5}}-</text:span></text:span></text:p>
      <text:p text:style-name="HTML_20_Preformatted"><text:span text:style-name="output"><text:span text:style-name="T1"><text:s/>{{x^6}\over{6}}+{{x^7}\over{7}}+\cdots $$</text:span></text:span></text:p>
      <text:p text:style-name="HTML_20_Preformatted"><text:span text:style-name="output"><text:span text:style-name="T1">(%o8) <text:s text:c="31"/>false</text:span></text:span></text:p>
      <text:p text:style-name="HTML_20_Preformatted"><text:span text:style-name="output"><text:span text:style-name="T1">(%i9) </text:span></text:span><text:span text:style-name="input"><text:span text:style-name="T3">tex(a(x));</text:span></text:span></text:p>
      <text:p text:style-name="HTML_20_Preformatted"><text:span text:style-name="output"><text:span text:style-name="T1">$$x-{{x^2}\over{2}}+{{x^3}\over{3}}-{{x^4}\over{4}}+{{x^5}\over{5}}-</text:span></text:span></text:p>
      <text:p text:style-name="HTML_20_Preformatted"><text:span text:style-name="output"><text:span text:style-name="T1"><text:s/>{{x^6}\over{6}}+{{x^7}\over{7}}-{{x^8}\over{8}}+{{x^9}\over{9}}-{{x</text:span></text:span></text:p>
      <text:p text:style-name="HTML_20_Preformatted"><text:span text:style-name="output"><text:span text:style-name="T1"><text:s/>^{10}}\over{10}}+{{x^{11}}\over{11}}+\cdots $$</text:span></text:span></text:p>
      <text:p text:style-name="HTML_20_Preformatted"><text:span text:style-name="output"><text:span text:style-name="T1">(%o9) <text:s text:c="31"/>false</text:span></text:span></text:p>
      <text:p text:style-name="HTML_20_Preformatted"><text:span text:style-name="output"><text:span text:style-name="T1">(%i10) </text:span></text:span><text:span text:style-name="input"><text:span text:style-name="T3">tex(b(x));</text:span></text:span></text:p>
      <text:p text:style-name="HTML_20_Preformatted"><text:span text:style-name="output"><text:span text:style-name="T1">$$x-{{x^2}\over{2}}+{{x^3}\over{3}}-{{x^4}\over{4}}+{{x^5}\over{5}}-</text:span></text:span></text:p>
      <text:p text:style-name="HTML_20_Preformatted"><text:span text:style-name="output"><text:span text:style-name="T1"><text:s/>{{x^6}\over{6}}+{{x^7}\over{7}}-{{x^8}\over{8}}+{{x^9}\over{9}}-{{x</text:span></text:span></text:p>
      <text:p text:style-name="HTML_20_Preformatted"><text:span text:style-name="output"><text:span text:style-name="T1"><text:s/>^{10}}\over{10}}+{{x^{11}}\over{11}}-{{x^{12}}\over{12}}+{{x^{13}</text:span></text:span></text:p>
      <text:p text:style-name="HTML_20_Preformatted"><text:span text:style-name="output"><text:span text:style-name="T1"><text:s/>}\over{13}}-{{x^{14}}\over{14}}+{{x^{15}}\over{15}}-{{x^{16}}\over{</text:span></text:span></text:p>
      <text:p text:style-name="HTML_20_Preformatted"><text:span text:style-name="output"><text:span text:style-name="T1"><text:s/>16}}+\cdots $$</text:span></text:span></text:p>
      <text:p text:style-name="HTML_20_Preformatted"><text:span text:style-name="output"><text:span text:style-name="T1">(%o10) <text:s text:c="30"/>false</text:span></text:span></text:p>
      <text:p text:style-name="HTML_20_Preformatted"><text:soft-page-break/><text:span text:style-name="output"><text:span text:style-name="T1">(%i11) </text:span></text:span><text:span text:style-name="input"><text:span text:style-name="T3">fortran(p(x));</text:span></text:span></text:p>
      <text:p text:style-name="HTML_20_Preformatted"><text:span text:style-name="output"><text:span text:style-name="T1"><text:s text:c="6"/>-x**4/4.0E+0+x**3/3.0E+0-x**2/2.0E+0+x</text:span></text:span></text:p>
      <text:p text:style-name="HTML_20_Preformatted"><text:span text:style-name="output"><text:span text:style-name="T1">(%o11) <text:s text:c="30"/>done</text:span></text:span></text:p>
      <text:p text:style-name="HTML_20_Preformatted"><text:span text:style-name="output"><text:span text:style-name="T1">(%i12) </text:span></text:span><text:span text:style-name="input"><text:span text:style-name="T3">fortran(t(x));</text:span></text:span></text:p>
      <text:p text:style-name="HTML_20_Preformatted"><text:span text:style-name="output"><text:span text:style-name="T1"><text:s text:c="6"/>x**7/7.0E+0-x**6/6.0E+0+x**5/5.0E+0-x**4/4.0E+0+x**3/3.0E+0-x**2/2</text:span></text:span></text:p>
      <text:p text:style-name="HTML_20_Preformatted"><text:span text:style-name="output"><text:span text:style-name="T1"><text:s text:c="5"/>1 <text:s text:c="2"/>.0E+0+x</text:span></text:span></text:p>
      <text:p text:style-name="HTML_20_Preformatted"><text:span text:style-name="output"><text:span text:style-name="T1">(%o12) <text:s text:c="30"/>done</text:span></text:span></text:p>
      <text:p text:style-name="HTML_20_Preformatted"><text:span text:style-name="output"><text:span text:style-name="T1">(%i13) </text:span></text:span><text:span text:style-name="input"><text:span text:style-name="T3">fortran(a(x));</text:span></text:span></text:p>
      <text:p text:style-name="HTML_20_Preformatted"><text:span text:style-name="output"><text:span text:style-name="T1"><text:s text:c="6"/>x**11/1.1E+1-x**10/1.0E+1+x**9/9.0E+0-x**8/8.0E+0+x**7/7.0E+0-x**6</text:span></text:span></text:p>
      <text:p text:style-name="HTML_20_Preformatted"><text:span text:style-name="output"><text:span text:style-name="T1"><text:s text:c="5"/>1 <text:s text:c="2"/>/6.0E+0+x**5/5.0E+0-x**4/4.0E+0+x**3/3.0E+0-x**2/2.0E+0+x</text:span></text:span></text:p>
      <text:p text:style-name="HTML_20_Preformatted"><text:span text:style-name="output"><text:span text:style-name="T1">(%o13) <text:s text:c="30"/>done</text:span></text:span></text:p>
      <text:p text:style-name="HTML_20_Preformatted"><text:span text:style-name="output"><text:span text:style-name="T1">(%i14) </text:span></text:span><text:span text:style-name="input"><text:span text:style-name="T3">fortran(b(x));</text:span></text:span></text:p>
      <text:p text:style-name="HTML_20_Preformatted"><text:span text:style-name="output"><text:span text:style-name="T1"><text:s text:c="6"/>-x**16/1.6E+1+x**15/1.5E+1-x**14/1.4E+1+x**13/1.3E+1-x**12/1.2E+1+</text:span></text:span></text:p>
      <text:p text:style-name="HTML_20_Preformatted"><text:span text:style-name="output"><text:span text:style-name="T1"><text:s text:c="5"/>1 <text:s text:c="2"/>x**11/1.1E+1-x**10/1.0E+1+x**9/9.0E+0-x**8/8.0E+0+x**7/7.0E+0-x</text:span></text:span></text:p>
      <text:p text:style-name="HTML_20_Preformatted"><text:span text:style-name="output"><text:span text:style-name="T1"><text:s text:c="5"/>2 <text:s text:c="2"/>**6/6.0E+0+x**5/5.0E+0-x**4/4.0E+0+x**3/3.0E+0-x**2/2.0E+0+x</text:span></text:span></text:p>
      <text:p text:style-name="HTML_20_Preformatted"><text:span text:style-name="output"><text:span text:style-name="T1">(%o14) <text:s text:c="30"/>done</text:span></text:span></text:p>
      <text:p text:style-name="HTML_20_Preformatted"><text:span text:style-name="output"><text:span text:style-name="T1">(%i15) </text:span></text:span></text:p>
      <text:p text:style-name="Standard"/>
      <text:p text:style-name="Standard"><text:span text:style-name="T6">Taylor 3</text:span></text:p>
      <text:p text:style-name="Standard">f(x):=log(cos(x));</text:p>
      <text:p text:style-name="Standard">p(x):= taylor(f(x), x, 0, 1);</text:p>
      <text:p text:style-name="Standard">t(x):= taylor(f(x), x, 0, 3);</text:p>
      <text:p text:style-name="Standard">a(x):= taylor(f(x), x, 0, 5);</text:p>
      <text:p text:style-name="Standard">b(x):= taylor(f(x), x, 0, 7);</text:p>
      <text:p text:style-name="P2">plot2d([f(x),p(x), t(x), a(x), b(x)],[x,-<text:span text:style-name="T9">5,5</text:span>],[y,<text:span text:style-name="T9">-0.5*%pi,0.5*%pi</text:span>],[color,red,green,blue,orange,black], [legend,"f(x)","T1","T3","T5","T7"]);</text:p>
      <text:p text:style-name="Standard"/>
      <text:p text:style-name="Standard">tex(p(x));</text:p>
      <text:p text:style-name="Standard">tex(t(x));</text:p>
      <text:p text:style-name="Standard">tex(a(x));</text:p>
      <text:p text:style-name="Standard">tex(b(x));</text:p>
      <text:p text:style-name="Standard"/>
      <text:p text:style-name="Standard">fortran(p(x));</text:p>
      <text:p text:style-name="Standard">fortran(t(x));</text:p>
      <text:p text:style-name="Standard">fortran(a(x));</text:p>
      <text:p text:style-name="Standard">fortran(b(x));</text:p>
      <text:p text:style-name="Standard"><text:soft-page-break/><text:span text:style-name="T7">(%i7)</text:span></text:p>
      <text:p text:style-name="HTML_20_Preformatted"><text:span text:style-name="output"><text:span text:style-name="T1">$$+0+\cdots $$</text:span></text:span></text:p>
      <text:p text:style-name="HTML_20_Preformatted"><text:span text:style-name="output"><text:span text:style-name="T1">(%o7) <text:s text:c="31"/>false</text:span></text:span></text:p>
      <text:p text:style-name="HTML_20_Preformatted"><text:span text:style-name="output"><text:span text:style-name="T1">(%i8) </text:span></text:span><text:span text:style-name="input"><text:span text:style-name="T3">tex(t(x));</text:span></text:span></text:p>
      <text:p text:style-name="HTML_20_Preformatted"><text:span text:style-name="output"><text:span text:style-name="T1">$$+\left(-{{x^2}\over{2}}\right)+\cdots $$</text:span></text:span></text:p>
      <text:p text:style-name="HTML_20_Preformatted"><text:span text:style-name="output"><text:span text:style-name="T1">(%o8) <text:s text:c="31"/>false</text:span></text:span></text:p>
      <text:p text:style-name="HTML_20_Preformatted"><text:span text:style-name="output"><text:span text:style-name="T1">(%i9) </text:span></text:span><text:span text:style-name="input"><text:span text:style-name="T3">tex(a(x));</text:span></text:span></text:p>
      <text:p text:style-name="HTML_20_Preformatted"><text:span text:style-name="output"><text:span text:style-name="T1">$$-{{x^2}\over{2}}-{{x^4}\over{12}}+\cdots $$</text:span></text:span></text:p>
      <text:p text:style-name="HTML_20_Preformatted"><text:span text:style-name="output"><text:span text:style-name="T1">(%o9) <text:s text:c="31"/>false</text:span></text:span></text:p>
      <text:p text:style-name="HTML_20_Preformatted"><text:span text:style-name="output"><text:span text:style-name="T1">(%i10) </text:span></text:span><text:span text:style-name="input"><text:span text:style-name="T3">tex(b(x));</text:span></text:span></text:p>
      <text:p text:style-name="HTML_20_Preformatted"><text:span text:style-name="output"><text:span text:style-name="T1">$$-{{x^2}\over{2}}-{{x^4}\over{12}}-{{x^6}\over{45}}+\cdots $$</text:span></text:span></text:p>
      <text:p text:style-name="HTML_20_Preformatted"><text:span text:style-name="output"><text:span text:style-name="T1">(%o10) <text:s text:c="30"/>false</text:span></text:span></text:p>
      <text:p text:style-name="HTML_20_Preformatted"><text:span text:style-name="output"><text:span text:style-name="T1">(%i11) </text:span></text:span><text:span text:style-name="input"><text:span text:style-name="T3">fortran(p(x));</text:span></text:span></text:p>
      <text:p text:style-name="HTML_20_Preformatted"><text:span text:style-name="output"><text:span text:style-name="T1"><text:s text:c="6"/>0</text:span></text:span></text:p>
      <text:p text:style-name="HTML_20_Preformatted"><text:span text:style-name="output"><text:span text:style-name="T1">(%o11) <text:s text:c="30"/>done</text:span></text:span></text:p>
      <text:p text:style-name="HTML_20_Preformatted"><text:span text:style-name="output"><text:span text:style-name="T1">(%i12) </text:span></text:span><text:span text:style-name="input"><text:span text:style-name="T3">fortran(t(x));</text:span></text:span></text:p>
      <text:p text:style-name="HTML_20_Preformatted"><text:span text:style-name="output"><text:span text:style-name="T1"><text:s text:c="6"/>-x**2/2.0E+0</text:span></text:span></text:p>
      <text:p text:style-name="HTML_20_Preformatted"><text:span text:style-name="output"><text:span text:style-name="T1">(%o12) <text:s text:c="30"/>done</text:span></text:span></text:p>
      <text:p text:style-name="HTML_20_Preformatted"><text:span text:style-name="output"><text:span text:style-name="T1">(%i13) </text:span></text:span><text:span text:style-name="input"><text:span text:style-name="T3">fortran(a(x));</text:span></text:span></text:p>
      <text:p text:style-name="HTML_20_Preformatted"><text:span text:style-name="output"><text:span text:style-name="T1"><text:s text:c="6"/>-x**4/1.2E+1-x**2/2.0E+0</text:span></text:span></text:p>
      <text:p text:style-name="HTML_20_Preformatted"><text:span text:style-name="output"><text:span text:style-name="T1">(%o13) <text:s text:c="30"/>done</text:span></text:span></text:p>
      <text:p text:style-name="HTML_20_Preformatted"><text:span text:style-name="output"><text:span text:style-name="T1">(%i14) </text:span></text:span><text:span text:style-name="input"><text:span text:style-name="T3">fortran(b(x));</text:span></text:span></text:p>
      <text:p text:style-name="HTML_20_Preformatted"><text:span text:style-name="output"><text:span text:style-name="T1"><text:s text:c="6"/>-x**6/4.5E+1-x**4/1.2E+1-x**2/2.0E+0</text:span></text:span></text:p>
      <text:p text:style-name="HTML_20_Preformatted"><text:span text:style-name="output"><text:span text:style-name="T1">(%o14) <text:s text:c="30"/>done</text:span></text:span></text:p>
      <text:p text:style-name="HTML_20_Preformatted"><text:span text:style-name="output"><text:span text:style-name="T1">(%i15) </text:span></text:span></text:p>
      <text:p text:style-name="Standard"/>
      <text:p text:style-name="Standard"><text:span text:style-name="T8">Taylor 4</text:span></text:p>
      <text:p text:style-name="Standard">f(x):=exp(x)/cos(x);</text:p>
      <text:p text:style-name="Standard"/>
      <text:p text:style-name="Standard">p(x):= taylor(f(x), x, 0, 1);</text:p>
      <text:p text:style-name="Standard">t(x):= taylor(f(x), x, 0, 3);</text:p>
      <text:p text:style-name="Standard">a(x):= taylor(f(x), x, 0, 5);</text:p>
      <text:p text:style-name="Standard">b(x):= taylor(f(x), x, 0, 7);</text:p>
      <text:p text:style-name="Standard"/>
      <text:p text:style-name="Standard">plot2d([f(x),p(x), t(x), a(x), b(x)],[x,-3,3],[y,-5,5],[color,red,green,blue,orange,black], [legend,"f(x)","T1","T3","T5","T7"]);</text:p>
      <text:p text:style-name="Standard"/>
      <text:p text:style-name="Standard">tex(p(x));</text:p>
      <text:p text:style-name="Standard">tex(t(x));</text:p>
      <text:p text:style-name="Standard"><text:soft-page-break/>tex(a(x));</text:p>
      <text:p text:style-name="Standard">tex(b(x));</text:p>
      <text:p text:style-name="Standard"/>
      <text:p text:style-name="Standard">fortran(p(x));</text:p>
      <text:p text:style-name="Standard">fortran(t(x));</text:p>
      <text:p text:style-name="Standard">fortran(a(x));</text:p>
      <text:p text:style-name="Standard">fortran(b(x));</text:p>
      <text:p text:style-name="P1"/>
      <text:p text:style-name="HTML_20_Preformatted"><text:span text:style-name="output"><text:span text:style-name="T1">$$1+x+\cdots $$</text:span></text:span></text:p>
      <text:p text:style-name="HTML_20_Preformatted"><text:span text:style-name="output"><text:span text:style-name="T1">(%o7) <text:s text:c="31"/>false</text:span></text:span></text:p>
      <text:p text:style-name="HTML_20_Preformatted"><text:span text:style-name="output"><text:span text:style-name="T1">(%i8) </text:span></text:span><text:span text:style-name="input"><text:span text:style-name="T3">tex(t(x));</text:span></text:span></text:p>
      <text:p text:style-name="HTML_20_Preformatted"><text:span text:style-name="output"><text:span text:style-name="T1">$$1+x+x^2+{{2\,x^3}\over{3}}+\cdots $$</text:span></text:span></text:p>
      <text:p text:style-name="HTML_20_Preformatted"><text:span text:style-name="output"><text:span text:style-name="T1">(%o8) <text:s text:c="31"/>false</text:span></text:span></text:p>
      <text:p text:style-name="HTML_20_Preformatted"><text:span text:style-name="output"><text:span text:style-name="T1">(%i9) </text:span></text:span><text:span text:style-name="input"><text:span text:style-name="T3">tex(a(x));</text:span></text:span></text:p>
      <text:p text:style-name="HTML_20_Preformatted"><text:span text:style-name="output"><text:span text:style-name="T1">$$1+x+x^2+{{2\,x^3}\over{3}}+{{x^4}\over{2}}+{{3\,x^5}\over{10}}</text:span></text:span></text:p>
      <text:p text:style-name="HTML_20_Preformatted"><text:span text:style-name="output"><text:span text:style-name="T1"><text:s/>+\cdots $$</text:span></text:span></text:p>
      <text:p text:style-name="HTML_20_Preformatted"><text:span text:style-name="output"><text:span text:style-name="T1">(%o9) <text:s text:c="31"/>false</text:span></text:span></text:p>
      <text:p text:style-name="HTML_20_Preformatted"><text:span text:style-name="output"><text:span text:style-name="T1">(%i10) </text:span></text:span><text:span text:style-name="input"><text:span text:style-name="T3">tex(b(x));</text:span></text:span></text:p>
      <text:p text:style-name="HTML_20_Preformatted"><text:span text:style-name="output"><text:span text:style-name="T1">$$1+x+x^2+{{2\,x^3}\over{3}}+{{x^4}\over{2}}+{{3\,x^5}\over{10}}+{{19</text:span></text:span></text:p>
      <text:p text:style-name="HTML_20_Preformatted"><text:span text:style-name="output"><text:span text:style-name="T1"><text:s/>\,x^6}\over{90}}+{{13\,x^7}\over{105}}+\cdots $$</text:span></text:span></text:p>
      <text:p text:style-name="HTML_20_Preformatted"><text:span text:style-name="output"><text:span text:style-name="T1">(%o10) <text:s text:c="30"/>false</text:span></text:span></text:p>
      <text:p text:style-name="HTML_20_Preformatted"><text:span text:style-name="output"><text:span text:style-name="T1">(%i11) </text:span></text:span><text:span text:style-name="input"><text:span text:style-name="T3">fortran(p(x));</text:span></text:span></text:p>
      <text:p text:style-name="HTML_20_Preformatted"><text:span text:style-name="output"><text:span text:style-name="T1"><text:s text:c="6"/>x+1</text:span></text:span></text:p>
      <text:p text:style-name="HTML_20_Preformatted"><text:span text:style-name="output"><text:span text:style-name="T1">(%o11) <text:s text:c="30"/>done</text:span></text:span></text:p>
      <text:p text:style-name="HTML_20_Preformatted"><text:span text:style-name="output"><text:span text:style-name="T1">(%i12) </text:span></text:span><text:span text:style-name="input"><text:span text:style-name="T3">fortran(t(x));</text:span></text:span></text:p>
      <text:p text:style-name="HTML_20_Preformatted"><text:span text:style-name="output"><text:span text:style-name="T1"><text:s text:c="6"/>2.0E+0*x**3/3.0E+0+x**2+x+1</text:span></text:span></text:p>
      <text:p text:style-name="HTML_20_Preformatted"><text:span text:style-name="output"><text:span text:style-name="T1">(%o12) <text:s text:c="30"/>done</text:span></text:span></text:p>
      <text:p text:style-name="HTML_20_Preformatted"><text:span text:style-name="output"><text:span text:style-name="T1">(%i13) </text:span></text:span><text:span text:style-name="input"><text:span text:style-name="T3">fortran(a(x));</text:span></text:span></text:p>
      <text:p text:style-name="HTML_20_Preformatted"><text:span text:style-name="output"><text:span text:style-name="T1"><text:s text:c="6"/>3.0E+0*x**5/1.0E+1+x**4/2.0E+0+2.0E+0*x**3/3.0E+0+x**2+x+1</text:span></text:span></text:p>
      <text:p text:style-name="HTML_20_Preformatted"><text:span text:style-name="output"><text:span text:style-name="T1">(%o13) <text:s text:c="30"/>done</text:span></text:span></text:p>
      <text:p text:style-name="HTML_20_Preformatted"><text:span text:style-name="output"><text:span text:style-name="T1">(%i14) </text:span></text:span><text:span text:style-name="input"><text:span text:style-name="T3">fortran(b(x));</text:span></text:span></text:p>
      <text:p text:style-name="HTML_20_Preformatted"><text:span text:style-name="output"><text:span text:style-name="T1"><text:s text:c="6"/>1.3E+1*x**7/1.05E+2+1.9E+1*x**6/9.0E+1+3.0E+0*x**5/1.0E+1+x**4/2.0</text:span></text:span></text:p>
      <text:p text:style-name="HTML_20_Preformatted"><text:span text:style-name="output"><text:span text:style-name="T1"><text:s text:c="5"/>1 <text:s text:c="2"/>E+0+2.0E+0*x**3/3.0E+0+x**2+x+1</text:span></text:span></text:p>
      <text:p text:style-name="HTML_20_Preformatted"><text:span text:style-name="output"><text:span text:style-name="T1">(%o14) <text:s text:c="30"/>done</text:span></text:span></text:p>
      <text:p text:style-name="HTML_20_Preformatted"><text:span text:style-name="output"><text:span text:style-name="T1">(%i15) </text:span></text:span></text:p>
      <text:p text:style-name="Standard"/>
      <text:p text:style-name="Standard"/>
      <text:p text:style-name="Standard"><text:span text:style-name="T8">Taylor 5</text:span></text:p>
      <text:p text:style-name="Standard">f(x):=(1+x)*exp(x);</text:p>
      <text:p text:style-name="Standard"/>
      <text:p text:style-name="Standard"><text:soft-page-break/>p(x):= taylor(f(x), x, 0, 1);</text:p>
      <text:p text:style-name="Standard">t(x):= taylor(f(x), x, 0, 3);</text:p>
      <text:p text:style-name="Standard">a(x):= taylor(f(x), x, 0, 5);</text:p>
      <text:p text:style-name="Standard">b(x):= taylor(f(x), x, 0, 7);</text:p>
      <text:p text:style-name="Standard"/>
      <text:p text:style-name="Standard"/>
      <text:p text:style-name="Standard">plot2d([f(x),p(x), t(x), a(x), b(x)],[x,-3,3],[y,-5,5],[color,red,green,blue,orange,black], [legend,"f(x)","T1","T3","T5","T7"]);</text:p>
      <text:p text:style-name="Standard"/>
      <text:p text:style-name="Standard">tex(p(x));</text:p>
      <text:p text:style-name="Standard">tex(t(x));</text:p>
      <text:p text:style-name="Standard">tex(a(x));</text:p>
      <text:p text:style-name="Standard">tex(b(x));</text:p>
      <text:p text:style-name="Standard"/>
      <text:p text:style-name="Standard">fortran(p(x));</text:p>
      <text:p text:style-name="Standard">fortran(t(x));</text:p>
      <text:p text:style-name="Standard">fortran(a(x));</text:p>
      <text:p text:style-name="Standard">fortran(b(x));</text:p>
      <text:p text:style-name="P1"/>
      <text:p text:style-name="Standard"><text:span text:style-name="T8">(%7i)</text:span></text:p>
      <text:p text:style-name="HTML_20_Preformatted"><text:span text:style-name="output"><text:span text:style-name="T1">$$1+2\,x+\cdots $$</text:span></text:span></text:p>
      <text:p text:style-name="HTML_20_Preformatted"><text:span text:style-name="output"><text:span text:style-name="T1">(%o7) <text:s text:c="31"/>false</text:span></text:span></text:p>
      <text:p text:style-name="HTML_20_Preformatted"><text:span text:style-name="output"><text:span text:style-name="T1">(%i8) </text:span></text:span><text:span text:style-name="input"><text:span text:style-name="T3">tex(t(x));</text:span></text:span></text:p>
      <text:p text:style-name="HTML_20_Preformatted"><text:span text:style-name="output"><text:span text:style-name="T1">$$1+2\,x+{{3\,x^2}\over{2}}+{{2\,x^3}\over{3}}+\cdots $$</text:span></text:span></text:p>
      <text:p text:style-name="HTML_20_Preformatted"><text:span text:style-name="output"><text:span text:style-name="T1">(%o8) <text:s text:c="31"/>false</text:span></text:span></text:p>
      <text:p text:style-name="HTML_20_Preformatted"><text:span text:style-name="output"><text:span text:style-name="T1">(%i9) </text:span></text:span><text:span text:style-name="input"><text:span text:style-name="T3">tex(a(x));</text:span></text:span></text:p>
      <text:p text:style-name="HTML_20_Preformatted"><text:span text:style-name="output"><text:span text:style-name="T1">$$1+2\,x+{{3\,x^2}\over{2}}+{{2\,x^3}\over{3}}+{{5\,x^4}\over{24}}+{{</text:span></text:span></text:p>
      <text:p text:style-name="HTML_20_Preformatted"><text:span text:style-name="output"><text:span text:style-name="T1"><text:s/>x^5}\over{20}}+\cdots $$</text:span></text:span></text:p>
      <text:p text:style-name="HTML_20_Preformatted"><text:span text:style-name="output"><text:span text:style-name="T1">(%o9) <text:s text:c="31"/>false</text:span></text:span></text:p>
      <text:p text:style-name="HTML_20_Preformatted"><text:span text:style-name="output"><text:span text:style-name="T1">(%i10) </text:span></text:span><text:span text:style-name="input"><text:span text:style-name="T3">tex(b(x));</text:span></text:span></text:p>
      <text:p text:style-name="HTML_20_Preformatted"><text:span text:style-name="output"><text:span text:style-name="T1">$$1+2\,x+{{3\,x^2}\over{2}}+{{2\,x^3}\over{3}}+{{5\,x^4}\over{24}}+{{</text:span></text:span></text:p>
      <text:p text:style-name="HTML_20_Preformatted"><text:span text:style-name="output"><text:span text:style-name="T1"><text:s/>x^5}\over{20}}+{{7\,x^6}\over{720}}+{{x^7}\over{630}}+\cdots $$</text:span></text:span></text:p>
      <text:p text:style-name="HTML_20_Preformatted"><text:span text:style-name="output"><text:span text:style-name="T1">(%o10) <text:s text:c="30"/>false</text:span></text:span></text:p>
      <text:p text:style-name="HTML_20_Preformatted"><text:soft-page-break/><text:span text:style-name="output"><text:span text:style-name="T1">(%i11) </text:span></text:span><text:span text:style-name="input"><text:span text:style-name="T3">fortran(p(x));</text:span></text:span></text:p>
      <text:p text:style-name="HTML_20_Preformatted"><text:span text:style-name="output"><text:span text:style-name="T1"><text:s text:c="6"/>2*x+1</text:span></text:span></text:p>
      <text:p text:style-name="HTML_20_Preformatted"><text:span text:style-name="output"><text:span text:style-name="T1">(%o11) <text:s text:c="30"/>done</text:span></text:span></text:p>
      <text:p text:style-name="HTML_20_Preformatted"><text:span text:style-name="output"><text:span text:style-name="T1">(%i12) </text:span></text:span><text:span text:style-name="input"><text:span text:style-name="T3">fortran(t(x));</text:span></text:span></text:p>
      <text:p text:style-name="HTML_20_Preformatted"><text:span text:style-name="output"><text:span text:style-name="T1"><text:s text:c="6"/>2.0E+0*x**3/3.0E+0+3.0E+0*x**2/2.0E+0+2*x+1</text:span></text:span></text:p>
      <text:p text:style-name="HTML_20_Preformatted"><text:span text:style-name="output"><text:span text:style-name="T1">(%o12) <text:s text:c="30"/>done</text:span></text:span></text:p>
      <text:p text:style-name="HTML_20_Preformatted"><text:span text:style-name="output"><text:span text:style-name="T1">(%i13) </text:span></text:span><text:span text:style-name="input"><text:span text:style-name="T3">fortran(a(x));</text:span></text:span></text:p>
      <text:p text:style-name="HTML_20_Preformatted"><text:span text:style-name="output"><text:span text:style-name="T1"><text:s text:c="6"/>x**5/2.0E+1+5.0E+0*x**4/2.4E+1+2.0E+0*x**3/3.0E+0+3.0E+0*x**2/2.0E</text:span></text:span></text:p>
      <text:p text:style-name="HTML_20_Preformatted"><text:span text:style-name="output"><text:span text:style-name="T1"><text:s text:c="5"/>1 <text:s text:c="2"/>+0+2*x+1</text:span></text:span></text:p>
      <text:p text:style-name="HTML_20_Preformatted"><text:span text:style-name="output"><text:span text:style-name="T1">(%o13) <text:s text:c="30"/>done</text:span></text:span></text:p>
      <text:p text:style-name="HTML_20_Preformatted"><text:span text:style-name="output"><text:span text:style-name="T1">(%i14) </text:span></text:span><text:span text:style-name="input"><text:span text:style-name="T3">fortran(b(x));</text:span></text:span></text:p>
      <text:p text:style-name="HTML_20_Preformatted"><text:span text:style-name="output"><text:span text:style-name="T1"><text:s text:c="6"/>x**7/6.3E+2+7.0E+0*x**6/7.2E+2+x**5/2.0E+1+5.0E+0*x**4/2.4E+1+2.0E</text:span></text:span></text:p>
      <text:p text:style-name="HTML_20_Preformatted"><text:span text:style-name="output"><text:span text:style-name="T1"><text:s text:c="5"/>1 <text:s text:c="2"/>+0*x**3/3.0E+0+3.0E+0*x**2/2.0E+0+2*x+1</text:span></text:span></text:p>
      <text:p text:style-name="HTML_20_Preformatted"><text:span text:style-name="output"><text:span text:style-name="T1">(%o14) <text:s text:c="30"/>done</text:span></text:span></text:p>
      <text:p text:style-name="HTML_20_Preformatted"><text:span text:style-name="output"><text:span text:style-name="T1">(%i15) 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MX" style:letter-kerning="true" style:font-name-asian="Droid Sans Fallback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MX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MX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MX" style:font-name-complex="Courier New1" style:font-family-complex="'Courier New'" style:font-family-generic-complex="system" style:font-pitch-complex="variable" style:font-size-complex="10pt"/>
    </style:style>
    <style:style style:name="output" style:family="text" style:parent-style-name="Default_20_Paragraph_20_Font"/>
    <style:style style:name="input" style:family="text" style:parent-style-name="Default_20_Paragraph_20_Font"/>
    <style:style style:name="ok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olina</meta:initial-creator>
    <dc:creator>Carolina Cordova</dc:creator>
    <meta:editing-cycles>12</meta:editing-cycles>
    <meta:creation-date>2015-02-27T18:37:00</meta:creation-date>
    <dc:date>2015-03-02T11:47:43.996057820</dc:date>
    <meta:editing-duration>PT37S</meta:editing-duration>
    <meta:generator>LibreOffice/4.2.7.2$Linux_X86_64 LibreOffice_project/420m0$Build-2</meta:generator>
    <meta:document-statistic meta:table-count="0" meta:image-count="0" meta:object-count="0" meta:page-count="7" meta:paragraph-count="220" meta:word-count="432" meta:character-count="6991" meta:non-whitespace-character-count="5348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